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743cm" fo:margin-left="0.302cm" fo:margin-right="0.954cm" table:align="margins"/>
    </style:style>
    <style:style style:name="Table3.A" style:family="table-column">
      <style:table-column-properties style:column-width="3.597cm" style:rel-column-width="14975*"/>
    </style:style>
    <style:style style:name="Table3.B" style:family="table-column">
      <style:table-column-properties style:column-width="6.673cm" style:rel-column-width="27776*"/>
    </style:style>
    <style:style style:name="Table3.C" style:family="table-column">
      <style:table-column-properties style:column-width="2.17cm" style:rel-column-width="9033*"/>
    </style:style>
    <style:style style:name="Table3.D" style:family="table-column">
      <style:table-column-properties style:column-width="3.304cm" style:rel-column-width="1375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D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2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3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4" style:family="paragraph" style:parent-style-name="Text_20_body_20_indent_20_2">
      <style:text-properties fo:color="#ff0000"/>
    </style:style>
    <style:style style:name="P5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  <style:text-properties fo:color="#ff0000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color="#000000"/>
    </style:style>
    <style:style style:name="P10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1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T1" style:family="text" style:parent-style-name="Source_20_Text">
      <style:text-properties fo:font-size="12pt" fo:language="en" fo:country="none" style:font-size-asian="12pt"/>
    </style:style>
    <style:style style:name="T2" style:family="text">
      <style:text-properties fo:color="#000000"/>
    </style:style>
    <style:style style:name="T3" style:family="text" style:parent-style-name="Source_20_Text">
      <style:text-properties fo:font-weight="normal" style:font-weight-asian="normal" style:font-weight-complex="normal"/>
    </style:style>
    <style:style style:name="T4" style:family="text" style:parent-style-name="Source_20_Text">
      <style:text-properties fo:color="#000000" style:font-name="Courier New1" fo:font-size="12pt" fo:font-weight="normal" style:font-name-asian="Courier New1" style:font-size-asian="12pt" style:font-weight-asian="normal" style:font-name-complex="Courier New1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age</text:h>
      <text:p text:style-name="Text_20_body_20_indent">An <text:span text:style-name="Source_20_Text">image</text:span> component is used to display an image at the browser. There are two ways to</text:p>
      <text:p text:style-name="Text_20_body_20_indent">assign an image to an <text:span text:style-name="Source_20_Text">image</text:span> component. First, you could use the <text:span text:style-name="Source_20_Text">src</text:span> property to specify a</text:p>
      <text:p text:style-name="Text_20_body_20_indent">URI where the image is located. This approach is similar to what HTML supports. It is useful</text:p>
      <text:p text:style-name="Text_20_body_20_indent">if you want to display a static image, or any image that can be identified by URL.</text:p>
      <text:p text:style-name="Code_20_Indent_20_2"><text:span text:style-name="Source_20_Text">&lt;image src="/my.png"&gt;</text:span></text:p>
      <text:p text:style-name="Text_20_body_20_indent">Like using any other properties that accept an URI, you could specify "*" for identifying a</text:p>
      <text:p text:style-name="Text_20_body_20_indent">Locale dependent image. For example, if you have different image for different Locales,</text:p>
      <text:p text:style-name="Text_20_body_20_indent">you could use as follows.</text:p>
      <text:p text:style-name="Code_20_Indent_20_2"><text:span text:style-name="Source_20_Text">&lt;image src="/my*.png"&gt;</text:span></text:p>
      <text:p text:style-name="Text_20_body_20_indent">Then, assume one of your users is visiting your page with <text:span text:style-name="Source_20_Text">de_DE</text:span> as the preferred Locale.</text:p>
      <text:p text:style-name="Text_20_body_20_indent">Zk will try to locate the image file called <text:span text:style-name="Source_20_Text">/my_de_DE.png</text:span>. If not found, it will try</text:p>
      <text:p text:style-name="Text_20_body_20_indent"><text:span text:style-name="Source_20_Text">/my_de.png </text:span>and finally <text:span text:style-name="Source_20_Text">/my.png</text:span>.</text:p>
      <text:h text:style-name="P1" text:outline-level="4">Class Name</text:h>
      <text:p text:style-name="P2"><text:span text:style-name="T1">org.zkoss.zul.Image</text:span></text:p>
      <text:h text:style-name="P3" text:outline-level="4">Supported Child Components</text:h>
      <text:p text:style-name="P4"><text:span text:style-name="T2">*NONE</text:span> </text:p>
      <text:h text:style-name="P3" text:outline-level="4">Supported Events</text:h>
      <text:p text:style-name="Text_20_body_20_indent_20_2"><text:span text:style-name="T2">*NONE</text:span> </text:p>
      <text:h text:style-name="P5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Property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A1" office:value-type="string">
              <text:p text:style-name="P6">Data Type</text:p>
            </table:table-cell>
            <table:table-cell table:style-name="Table1.D1" office:value-type="string">
              <text:p text:style-name="P7">Default Value</text:p>
            </table:table-cell>
          </table:table-row>
        </table:table-header-rows>
        <table:table-row>
          <table:table-cell table:style-name="Table1.A2" office:value-type="string">
            <text:p text:style-name="P8"><text:span text:style-name="T3">content</text:span></text:p>
          </table:table-cell>
          <table:table-cell table:style-name="Table1.A2" office:value-type="string">
            <text:p text:style-name="P9"><text:span text:style-name="Source_20_Text">org.zkoss.image.Image </text:span><text:s/>an image object (i.e., jpeg, png...).</text:p>
          </table:table-cell>
          <table:table-cell table:style-name="Table1.A2" office:value-type="string">
            <text:p text:style-name="P8"><text:span text:style-name="Source_20_Text">Image </text:span></text:p>
          </table:table-cell>
          <table:table-cell table:style-name="Table1.D2" office:value-type="string">
            <text:p text:style-name="P8"><text:span text:style-name="T4">null</text:span></text:p>
          </table:table-cell>
        </table:table-row>
      </table:table>
      <text:p text:style-name="P10"/>
      <text:h text:style-name="P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Table_20_Contents"><text:span text:style-name="T5">Note:</text:span> No child is allowed. </text:p>
          </table:table-cell>
          <table:table-cell table:style-name="Table3.A2" office:value-type="string">
            <text:p text:style-name="Table_20_Contents"><text:span text:style-name="Source_20_Text">Boolean</text:span></text:p>
          </table:table-cell>
          <table:table-cell table:style-name="Table3.D2" office:value-type="string">
            <text:p text:style-name="P8"><text:span text:style-name="Source_20_Text">false</text:span></text:p>
          </table:table-cell>
        </table:table-row>
      </table:table>
      <text:h text:style-name="Heading_20_4" text:outline-level="4"/>
      <text:h text:style-name="P3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Inherited From</text:p>
            </table:table-cell>
          </table:table-row>
        </table:table-header-rows>
        <table:table-row>
          <table:table-cell table:style-name="Table2.A2" office:value-type="string">
            <text:p text:style-name="P11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11"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11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7T17:20:11</meta:creation-date>
    <dc:date>2007-09-26T17:13:21</dc:date>
    <meta:print-date>2007-09-03T09:33:50</meta:print-date>
    <dc:language>en-US</dc:language>
    <meta:editing-cycles>97</meta:editing-cycles>
    <meta:editing-duration>PT9H4M29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43" meta:word-count="203" meta:character-count="1272"/>
  </office:meta>
</office:document-meta>
</file>